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>
      <style:text-properties style:font-name="Verdana" fo:language="en" fo:country="US" officeooo:rsid="003ba3ec" officeooo:paragraph-rsid="001ab508"/>
    </style:style>
    <style:style style:name="P5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6" style:family="paragraph" style:parent-style-name="Standard" style:list-style-name="L4">
      <style:text-properties style:font-name="Verdana" fo:language="en" fo:country="US" officeooo:rsid="001ab508" officeooo:paragraph-rsid="001ab508"/>
    </style:style>
    <style:style style:name="P7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8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1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1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2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3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14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17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18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39209e" officeooo:paragraph-rsid="0039209e"/>
    </style:style>
    <style:style style:name="P19" style:family="paragraph" style:parent-style-name="Standard" style:list-style-name="L1">
      <style:paragraph-properties fo:margin-top="0cm" fo:margin-bottom="0cm" style:contextual-spacing="false" fo:line-height="115%"/>
      <style:text-properties fo:color="#999999" loext:opacity="100%" style:font-name="Verdana" fo:language="en" fo:country="US" officeooo:rsid="001ab508" officeooo:paragraph-rsid="001ab508"/>
    </style:style>
    <style:style style:name="P20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1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2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1b397f"/>
    </style:style>
    <style:style style:name="P2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b397f" officeooo:paragraph-rsid="00338028"/>
    </style:style>
    <style:style style:name="P24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c7807" officeooo:paragraph-rsid="002ae5b8"/>
    </style:style>
    <style:style style:name="P2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c7807" officeooo:paragraph-rsid="0024c372"/>
    </style:style>
    <style:style style:name="P26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P2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text-line-through-style="solid" style:text-line-through-type="single" style:font-name="Verdana" fo:language="en" fo:country="US" officeooo:rsid="001c7807" officeooo:paragraph-rsid="002ae5b8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style:style style:name="T16" style:family="text">
      <style:text-properties fo:color="#999999" loext:opacity="100%"/>
    </style:style>
    <style:style style:name="T17" style:family="text">
      <style:text-properties fo:color="#999999" loext:opacity="100%" officeooo:rsid="002996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3121918031" text:style-name="L1">
        <text:list-item>
          <text:p text:style-name="P5">Login/Register</text:p>
        </text:list-item>
        <text:list-item>
          <text:p text:style-name="P19">Select <text:span text:style-name="T13">device</text:span> page</text:p>
        </text:list-item>
      </text:list>
      <text:list text:style-name="L2">
        <text:list-item>
          <text:p text:style-name="P20">list with <text:span text:style-name="T13">device</text:span><text:span text:style-name="T14">s</text:span></text:p>
        </text:list-item>
        <text:list-item>
          <text:p text:style-name="P21">create <text:span text:style-name="T13">device</text:span> button</text:p>
        </text:list-item>
        <text:list-item>
          <text:p text:style-name="P22">form to choose type, name, etc.</text:p>
        </text:list-item>
        <text:list-item>
          <text:p text:style-name="P21">delete <text:span text:style-name="T13">device</text:span> button</text:p>
        </text:list-item>
        <text:list-item>
          <text:p text:style-name="P26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222334139765479" text:continue-list="list3121918031" text:style-name="L1">
        <text:list-item>
          <text:p text:style-name="P7">Connection with <text:span text:style-name="T13">device</text:span> page</text:p>
        </text:list-item>
      </text:list>
      <text:list text:style-name="L3">
        <text:list-item>
          <text:p text:style-name="P23"><text:span text:style-name="T13">device</text:span> name title</text:p>
        </text:list-item>
        <text:list-item>
          <text:p text:style-name="P8">controls <text:span text:style-name="T5">+ info panels for each</text:span> – <text:span text:style-name="T5">minimize/maximize</text:span> windows</text:p>
          <text:list>
            <text:list-item>
              <text:p text:style-name="P12"><text:span text:style-name="T16">solar panels open/close – </text:span><text:span text:style-name="T17">battery warning on close</text:span><text:span text:style-name="T16"> </text:span><text:span text:style-name="T17">(IMalfunction)</text:span></text:p>
            </text:list-item>
            <text:list-item>
              <text:p text:style-name="P24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27">antenna: up, down, <text:span text:style-name="T10">(</text:span><text:span text:style-name="T9">IMalfunction</text:span><text:span text:style-name="T10">)</text:span></text:p>
            </text:list-item>
            <text:list-item>
              <text:p text:style-name="P10">position on surface</text:p>
            </text:list-item>
            <text:list-item>
              <text:p text:style-name="P10">distance from Earth</text:p>
            </text:list-item>
            <text:list-item>
              <text:p text:style-name="P25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3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14">radiation: current levels (IWarning)</text:p>
            </text:list-item>
            <text:list-item>
              <text:p text:style-name="P15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16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9">disconnect button</text:p>
        </text:list-item>
        <text:list-item>
          <text:p text:style-name="P11">log/warnings panel</text:p>
        </text:list-item>
        <text:list-item>
          <text:p text:style-name="P17">return to select <text:span text:style-name="T13">device</text:span> page <text:span text:style-name="T13">(Device Manager)</text:span></text:p>
        </text:list-item>
      </text:list>
      <text:list text:continue-list="list222334139765479" text:style-name="L1">
        <text:list-item>
          <text:p text:style-name="P18">Back-end</text:p>
        </text:list-item>
      </text:list>
      <text:p text:style-name="P2"/>
      <text:p text:style-name="P2"/>
      <text:p text:style-name="P4">Todo:</text:p>
      <text:list text:style-name="L4">
        <text:list-item>
          <text:p text:style-name="P6">devices are being initialized too early</text:p>
        </text:list-item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5-08T22:23:32.109000000</dc:date>
    <meta:editing-duration>PT4H40M55S</meta:editing-duration>
    <meta:editing-cycles>3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8" meta:word-count="150" meta:character-count="975" meta:non-whitespace-character-count="876"/>
  </office:meta>
</office:document-meta>
</file>